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2" style:parent-style-name="Policepardéfaut" style:family="text">
      <style:text-properties style:language-asian="fr" style:country-asian="FR"/>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Projet frontend</text:p>
      <text:h text:style-name="Titre1" text:outline-level="1">Sources</text:h>
      <text:p text:style-name="Normal">Les sources sont hébergées sur Github, avec l’ensemble du projet, sur le dépôt<text:s/><text:a xlink:href="https://github.com/JeanBaptisteSoyez/coaxysProjectTracker" office:target-frame-name="_top" xlink:show="replace"><text:span text:style-name="Lienhypertexte">https://github.com/JeanBaptisteSoyez/coaxysProjectTracker</text:span></text:a>.</text:p>
      <text:h text:style-name="Titre1" text:outline-level="1">Technos utilisées</text:h>
      <text:p text:style-name="Normal">Le projet frontend est une application ASP.Net MVC 5, utilisant les librairies JS jQuery et Bootstrap.</text:p>
      <text:h text:style-name="Titre1" text:outline-level="1">Fonctionnement général</text:h>
      <text:p text:style-name="Normal">Le projet frontend ne gère pas l’accès aux données, mais s’interface avec un jeu de services REST.</text:p>
      <text:h text:style-name="Titre2" text:outline-level="2">Communication avec les services</text:h>
      <text:p text:style-name="Normal">Pour chaque entité actuellement présente, le fonctionnement est similaire, et peut être représenté comme suit :</text:p>
      <text:p text:style-name="Normal"><text:span text:style-name="T2"><draw:frame draw:style-name="a0" draw:name="Image 1" text:anchor-type="as-char" svg:x="0in" svg:y="0in" svg:width="5.43318in" svg:height="1.36698in" style:rel-width="scale" style:rel-height="scale"><draw:image xlink:href="media/image1.png" xlink:type="simple" xlink:show="embed" xlink:actuate="onLoad"/><svg:title/><svg:desc>C:\Users\Camille\AppData\Local\Microsoft\Windows\INetCache\Content.Word\controllers.png</svg:desc></draw:frame></text:span></text:p>
      <text:list text:style-name="LFO6" text:continue-numbering="true">
        <text:list-item>
          <text:p text:style-name="P3">Chaque entité dispose d’un controller<text:s/></text:p>
          <text:list text:continue-numbering="true">
            <text:list-item>
              <text:p text:style-name="P4">Récupère<text:s/>les données et les fait parvenir à la vue</text:p>
            </text:list-item>
          </text:list>
        </text:list-item>
        <text:list-item>
          <text:p text:style-name="P5">Chaque controller peut s’adresser à un repository<text:s/></text:p>
          <text:list text:continue-numbering="true">
            <text:list-item>
              <text:p text:style-name="P6">Manipulation<text:s/>des données (CRUD)</text:p>
            </text:list-item>
          </text:list>
        </text:list-item>
        <text:list-item>
          <text:p text:style-name="P7">Les repositories utilisent l’API<text:s/></text:p>
          <text:list text:continue-numbering="true">
            <text:list-item>
              <text:p text:style-name="P8">Lance<text:s/>les opérations asynchrones vers les services REST</text:p>
            </text:list-item>
            <text:list-item>
              <text:p text:style-name="P9">L’objectif est de centraliser l’accès aux services, il est alors possible de configurer ces accès (en termes de sécurité notamment) depuis un point central.</text:p>
            </text:list-item>
            <text:list-item>
              <text:p text:style-name="P10">L’PI est composée de méthodes génériques permettant de retourner des objets typés créés à partir des données JSON fournies par les services.</text:p>
            </text:list-item>
          </text:list>
        </text:list-item>
      </text:list>
      <text:h text:style-name="Titre2" text:outline-level="2">Contrôles d’accès</text:h>
      <text:p text:style-name="Normal">L’authentification est gérée par un service REST, mais l’accès aux ressources est géré par le mécanisme natif de MVC 5 (Identity / OWIN).</text:p>
      <text:p text:style-name="Normal">Il est donc possible de protéger un controller ou une méthode de controller par annotation pour les utilisateurs authentifiés, pour certains rôles etc.</text:p>
      <text:p text:style-name="Normal">Cf. AccountController.cs</text:p>
      <text:h text:style-name="Titre2" text:outline-level="2">Profils utilisateurs</text:h>
      <text:p text:style-name="Normal">Deux profils utilisateurs sont distingués :</text:p>
      <text:soft-page-break/>
      <text:list text:style-name="LFO6" text:continue-numbering="true">
        <text:list-item>
          <text:p text:style-name="P11">Interne (Coaxys), lui-même séparé en deux types d’utilisateurs distincts</text:p>
          <text:list text:continue-numbering="true">
            <text:list-item>
              <text:p text:style-name="P12">Gestion des projets<text:s/></text:p>
              <text:list text:continue-numbering="true">
                <text:list-item>
                  <text:p text:style-name="P13">Alimentation de la base projets, d’épics, stories, tâches…</text:p>
                </text:list-item>
              </text:list>
            </text:list-item>
            <text:list-item>
              <text:p text:style-name="P14">Consultation des projets</text:p>
              <text:list text:continue-numbering="true">
                <text:list-item>
                  <text:p text:style-name="P15">Affichage des tâches validées / invalidées par projet</text:p>
                </text:list-item>
              </text:list>
            </text:list-item>
          </text:list>
        </text:list-item>
        <text:list-item>
          <text:p text:style-name="P16">Externe (clients)</text:p>
          <text:list text:continue-numbering="true">
            <text:list-item>
              <text:p text:style-name="P17">Consultation des projets</text:p>
            </text:list-item>
            <text:list-item>
              <text:p text:style-name="P18">Affectation de statuts aux tâches</text:p>
            </text:list-item>
          </text:list>
        </text:list-item>
      </text:list>
      <text:h text:style-name="Titre2" text:outline-level="2">Avancement</text:h>
      <text:p text:style-name="Normal">Actuellement seul le profil interne / gestion de projets a été commencé.</text:p>
      <text:p text:style-name="Normal">Pas d’interfaçage avec les services, seulement des bouchons (le jeu de bouchons est disponible dans le dépôt, dans le dossier « documentation/mocks »).</text:p>
      <text:p text:style-name="Normal">L’authentification est fonctionnelle, sur les bouchons : il faut actuellement saisir un email avec la chaîne « admin » ou « user », pour se connecter<text:s/>respectivement<text:s/>en Admin ou User.</text:p>
      <text:p text:style-name="Normal">Les interfaces de gestion de projets / epic / stories sont<text:s/>relativement<text:s/>avancées, mais encore statiques<text:s/>(bouchons).<text:s/>Elles appellent des données JSON statiques sans tenir compte des dépendances entre entités (liste des epics par projet par exemple).<text:s/>Il faudra donc prévoir des filtres sur les services REST (OData ?)</text:p>
      <text:p text:style-name="Normal">Les littéraux sont à adapter, car actuellement en franglais…</text:p>
      <text:h text:style-name="Titre1" text:outline-level="1">Design workflow</text:h>
      <text:p text:style-name="Normal">La transpilation des fichiers JS et CSS est assurée par Gulp, au niveau de la solution Visual Studio<text:s/>(gulpfile.js). Les sources se trouvent dans un dossier « /_src » à la racine du projet principal.</text:p>
      <text:p text:style-name="Normal">CSS :<text:s/>Basé sur SASS (<text:a xlink:href="http://sass-lang.com/" office:target-frame-name="_top" xlink:show="replace"><text:span text:style-name="Lienhypertexte">http://sass-lang.com/</text:span></text:a>), intègre Bourbon (<text:a xlink:href="http://bourbon.io/" office:target-frame-name="_top" xlink:show="replace"><text:span text:style-name="Lienhypertexte">http://bourbon.io/</text:span></text:a>)</text:p>
      <text:p text:style-name="Normal">JS :<text:s/>ES6 via Babel</text:p>
      <text:p text:style-name="Normal">Tâches :<text:s/></text:p>
      <text:list text:style-name="LFO5" text:continue-numbering="true">
        <text:list-item>
          <text:p text:style-name="P19">gulp sass : transpile le sass</text:p>
        </text:list-item>
        <text:list-item>
          <text:p text:style-name="P20">gulp js : transpile le js</text:p>
        </text:list-item>
        <text:list-item>
          <text:p text:style-name="P21">gulp watch : surveille le sass et le js, transpile le tout, recharge le navigateur à chaud</text:p>
        </text:list-item>
        <text:list-item>
          <text:p text:style-name="P22">gulp : renvoie la tâche « watch »</text:p>
        </text:list-item>
      </text:list>
      <text:h text:style-name="Titre1" text:outline-level="1">Conclusion</text:h>
      <text:p text:style-name="Normal">Il s’agit actuellement plus d’une base de travail que d’une version avancée, mais l’architecture de l’application est posée. Reste du travail pour dynamiser l’application, s’interfacer avec les services, mettre en place un thème personnalisé sur la base de Bootstra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 style:display-name="Mention" style:family="text" style:parent-style-name="Policepardéfaut">
      <style:text-properties fo:color="#2B579A" fo:background-color="#E6E6E6"/>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mille Payen</meta:initial-creator>
    <dc:creator>Camille Payen</dc:creator>
    <meta:creation-date>2017-03-29T14:59:00Z</meta:creation-date>
    <dc:date>2017-04-04T14:45:00Z</dc:date>
    <meta:template xlink:href="Normal.dotm" xlink:type="simple"/>
    <meta:editing-cycles>41</meta:editing-cycles>
    <meta:editing-duration>PT11220S</meta:editing-duration>
    <meta:document-statistic meta:page-count="2" meta:paragraph-count="7" meta:word-count="545" meta:character-count="3541" meta:row-count="25" meta:non-whitespace-character-count="3003"/>
  </office:meta>
</office:document-meta>
</file>